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080000000889DAE7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50%" fo:text-align="justify" style:justify-single-word="false"/>
    </style:style>
    <style:style style:name="P2" style:family="paragraph" style:parent-style-name="Heading_20_1">
      <style:paragraph-properties fo:line-height="150%"/>
    </style:style>
    <style:style style:name="P3" style:family="paragraph" style:parent-style-name="Text_20_body">
      <style:paragraph-properties fo:line-height="150%"/>
    </style:style>
    <style:style style:name="P4" style:family="paragraph" style:parent-style-name="Preformatted_20_Text">
      <style:paragraph-properties fo:margin-top="0cm" fo:margin-bottom="0cm" style:contextual-spacing="false" fo:line-height="150%" fo:text-align="justify" style:justify-single-word="false"/>
    </style:style>
    <style:style style:name="P5" style:family="paragraph" style:parent-style-name="Heading_20_3">
      <style:paragraph-properties fo:margin-top="0cm" fo:margin-bottom="0cm" style:contextual-spacing="false" fo:line-height="150%" fo:text-align="justify" style:justify-single-word="false"/>
      <style:text-properties fo:font-weight="bold"/>
    </style:style>
    <style:style style:name="P6" style:family="paragraph" style:parent-style-name="Text_20_body">
      <style:paragraph-properties fo:margin-top="0cm" fo:margin-bottom="0cm" style:contextual-spacing="false" fo:line-height="150%" fo:text-align="justify" style:justify-single-word="false"/>
      <style:text-properties fo:font-weight="bold"/>
    </style:style>
    <style:style style:name="P7" style:family="paragraph" style:parent-style-name="Text_20_body" style:master-page-name="">
      <loext:graphic-properties draw:fill="none"/>
      <style:paragraph-properties fo:margin-left="4.001cm" fo:margin-right="0cm" fo:margin-top="0cm" fo:margin-bottom="0cm" style:contextual-spacing="false" fo:line-height="100%" fo:text-align="justify" style:justify-single-word="false" fo:text-indent="0cm" style:auto-text-indent="false" style:page-number="auto" fo:background-color="transparent"/>
    </style:style>
    <style:style style:name="P8" style:family="paragraph" style:parent-style-name="Text_20_body" style:list-style-name="L1">
      <style:paragraph-properties fo:margin-top="0cm" fo:margin-bottom="0cm" style:contextual-spacing="false" fo:line-height="150%" fo:text-align="justify" style:justify-single-word="false"/>
    </style:style>
    <style:style style:name="P9" style:family="paragraph" style:parent-style-name="Heading_20_3">
      <style:paragraph-properties fo:margin-top="0cm" fo:margin-bottom="0cm" style:contextual-spacing="false" fo:line-height="150%" fo:text-align="justify" style:justify-single-word="false"/>
      <style:text-properties fo:font-weight="bold" officeooo:paragraph-rsid="005ca2fa"/>
    </style:style>
    <style:style style:name="P10" style:family="paragraph" style:parent-style-name="Text_20_body" style:master-page-name="">
      <loext:graphic-properties draw:fill="none"/>
      <style:paragraph-properties fo:margin-left="4.001cm" fo:margin-right="0cm" fo:margin-top="0cm" fo:margin-bottom="0cm" style:contextual-spacing="false" fo:line-height="100%" fo:text-align="justify" style:justify-single-word="false" fo:text-indent="0cm" style:auto-text-indent="false" style:page-number="auto" fo:background-color="transparent"/>
      <style:text-properties fo:font-size="10.5pt" fo:font-weight="bold" style:font-size-asian="10.5pt" style:font-size-complex="10.5pt"/>
    </style:style>
    <style:style style:name="P11" style:family="paragraph" style:parent-style-name="Text_20_body">
      <loext:graphic-properties draw:fill="none"/>
      <style:paragraph-properties fo:margin-left="4.001cm" fo:margin-right="0cm" fo:margin-top="0cm" fo:margin-bottom="0cm" style:contextual-spacing="false" fo:line-height="100%" fo:text-align="justify" style:justify-single-word="false" fo:text-indent="0cm" style:auto-text-indent="false" fo:background-color="transparent"/>
    </style:style>
    <style:style style:name="P12" style:family="paragraph" style:parent-style-name="Text_20_body" style:master-page-name="">
      <loext:graphic-properties draw:fill="none"/>
      <style:paragraph-properties fo:margin-left="1.199cm" fo:margin-right="0cm" fo:margin-top="0cm" fo:margin-bottom="0cm" style:contextual-spacing="false" fo:line-height="150%" fo:text-align="justify" style:justify-single-word="false" fo:text-indent="0cm" style:auto-text-indent="false" style:page-number="auto" fo:background-color="transparent"/>
    </style:style>
    <style:style style:name="P13" style:family="paragraph" style:parent-style-name="Text_20_body">
      <loext:graphic-properties draw:fill="none"/>
      <style:paragraph-properties fo:margin-left="1.199cm" fo:margin-right="0cm" fo:margin-top="0cm" fo:margin-bottom="0cm" style:contextual-spacing="false" fo:line-height="150%" fo:text-align="justify" style:justify-single-word="false" fo:text-indent="0cm" style:auto-text-indent="false" fo:background-color="transparent"/>
    </style:style>
    <style:style style:name="P14" style:family="paragraph" style:parent-style-name="Text_20_body">
      <style:paragraph-properties fo:margin-top="0cm" fo:margin-bottom="0cm" style:contextual-spacing="false" fo:line-height="150%" fo:text-align="justify" style:justify-single-word="false"/>
      <style:text-properties officeooo:paragraph-rsid="005d8091"/>
    </style:style>
    <style:style style:name="P15" style:family="paragraph" style:parent-style-name="Text_20_body" style:list-style-name="L2">
      <style:paragraph-properties fo:margin-top="0cm" fo:margin-bottom="0cm" style:contextual-spacing="false" fo:line-height="150%" fo:text-align="justify" style:justify-single-word="false"/>
    </style:style>
    <style:style style:name="P16" style:family="paragraph" style:parent-style-name="Standard">
      <style:paragraph-properties fo:margin-top="0cm" fo:margin-bottom="0cm" style:contextual-spacing="false" fo:line-height="150%" fo:text-align="justify" style:justify-single-word="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style>
    <style:style style:name="T3" style:family="text">
      <style:text-properties fo:font-size="10.5pt" fo:font-weight="bold" style:font-size-asian="10.5pt" style:font-size-complex="10.5pt"/>
    </style:style>
    <style:style style:name="T4" style:family="text">
      <style:text-properties fo:font-size="10.5pt" style:font-size-asian="10.5pt" style:font-size-complex="10.5pt"/>
    </style:style>
    <style:style style:name="T5"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vegação e Manipulação Avançada do DOM em JavaScript</text:p>
      <text:p text:style-name="P1"/>
      <text:p text:style-name="P1"/>
      <text:h text:style-name="P2" text:outline-level="1">Verificando a Existência de Elementos Filhos</text:h>
      <text:p text:style-name="P3"/>
      <text:p text:style-name="P1"><text:tab/>Um desafio comum enfrentado por desenvolvedores é determinar com precisão se um elemento HTML contém outros <text:span text:style-name="T1">elementos</text:span> aninhados, e não apenas nós de texto ou comentários. Dominar esta verificação é crucial para executar lógicas condicionais de forma segura, evitando erros que ocorrem ao tentar manipular um elemento que não existe.</text:p>
      <text:p text:style-name="P1"/>
      <text:h text:style-name="Heading_20_2" text:outline-level="2"><text:span text:style-name="T2">O Desafio com </text:span><text:span text:style-name="Source_20_Text"><text:span text:style-name="T2">hasChildNodes()</text:span></text:span></text:h>
      <text:p text:style-name="P1"><text:span text:style-name="Source_20_Text"><text:span text:style-name="T2"/></text:span></text:p>
      <text:p text:style-name="P1"><text:tab/>À primeira vista, o método <text:span text:style-name="Source_20_Text">hasChildNodes()</text:span> parece ser a solução ideal. No entanto, seu comportamento pode ser enganoso, pois ele retorna <text:span text:style-name="Source_20_Text">true</text:span> para qualquer tipo de nó filho, incluindo nós de texto (<text:span text:style-name="Source_20_Text">text</text:span>). A causa raiz desse comportamento é que até mesmo os espaços em branco e as quebras de linha no seu código HTML podem ser interpretados pelo navegador como nós de texto. Isso significa que um elemento que contém apenas um texto, como um botão, será erroneamente identificado como tendo "filhos", quando o que geralmente buscamos são outros elementos HTML.</text:p>
      <text:p text:style-name="P1"/>
      <text:p text:style-name="P4"><text:span text:style-name="Source_20_Text">// Exemplo: Verificando um botão que não tem elementos filhos, apenas texto.</text:span></text:p>
      <text:p text:style-name="P4"><text:span text:style-name="Source_20_Text">// O método hasChildNodes() retornará 'true' devido ao nó de texto.</text:span></text:p>
      <text:p text:style-name="P4"><text:span text:style-name="Source_20_Text">console.log(botoes[0].hasChildNodes()); // Retorna: true</text:span></text:p>
      <text:h text:style-name="P5" text:outline-level="3" text:is-list-header="true"/>
      <text:h text:style-name="Heading_20_2" text:outline-level="2">A Solução Precisa: a Coleção 'children'</text:h>
      <text:p text:style-name="Text_20_body"/>
      <text:p text:style-name="P1"><text:tab/>A alternativa robusta e precisa é a propriedade <text:span text:style-name="Source_20_Text">children</text:span>. Diferente de <text:span text:style-name="Source_20_Text">childNodes</text:span>, a coleção <text:span text:style-name="Source_20_Text">children</text:span> retorna apenas nós do tipo <text:span text:style-name="T1">elemento</text:span>, ignorando textos e comentários. Para verificar a presença de elementos filhos, basta checar se o comprimento (<text:span text:style-name="Source_20_Text">length</text:span>) desta coleção é maior que zero. A abordagem tradicional utiliza uma estrutura <text:span text:style-name="Source_20_Text">if/else</text:span> para realizar essa verificação de forma clara.</text:p>
      <text:p text:style-name="P1"/>
      <text:p text:style-name="P4"><text:soft-page-break/><text:span text:style-name="Source_20_Text">// Verificando o elemento 'caixa1'</text:span></text:p>
      <text:p text:style-name="P4"><text:span text:style-name="Source_20_Text">if (caixa1.children.length &gt; 0) {</text:span></text:p>
      <text:p text:style-name="P4"><text:span text:style-name="Source_20_Text"><text:s text:c="4"/>console.log("Possui filhos");</text:span></text:p>
      <text:p text:style-name="P4"><text:span text:style-name="Source_20_Text">} else {</text:span></text:p>
      <text:p text:style-name="P4"><text:span text:style-name="Source_20_Text"><text:s text:c="4"/>console.log("Não possui filhos");</text:span></text:p>
      <text:p text:style-name="P4"><text:span text:style-name="Source_20_Text">}</text:span></text:p>
      <text:p text:style-name="P4"><text:span text:style-name="Source_20_Text">// Resultado esperado para 'caixa1': Possui filhos</text:span></text:p>
      <text:p text:style-name="P6"/>
      <text:p text:style-name="P7"><text:span text:style-name="T3">Dica de Especialista:</text:span><text:span text:style-name="T4"> Sempre prefira a coleção </text:span><text:span text:style-name="Source_20_Text"><text:span text:style-name="T4">children</text:span></text:span><text:span text:style-name="T4"> em vez de </text:span><text:span text:style-name="Source_20_Text"><text:span text:style-name="T4">childNodes</text:span></text:span><text:span text:style-name="T4"> quando sua lógica depende exclusivamente de elementos HTML. Isso torna seu código mais previsível e o protege de erros causados por nós de texto ou comentários inesperados.</text:span></text:p>
      <text:p text:style-name="P1"/>
      <text:h text:style-name="Heading_20_3" text:outline-level="3">Otimizando a Verificação com Operadores Ternários</text:h>
      <text:p text:style-name="Text_20_body"/>
      <text:p text:style-name="P1"><text:tab/>A lógica <text:span text:style-name="Source_20_Text">if/else</text:span> pode ser refatorada para uma única linha de código, tornando-a mais limpa e concisa através do uso de um operador ternário. Esta técnica executa o mesmo teste lógico, mas de forma mais compacta, ideal para atribuições ou saídas diretas.</text:p>
      <text:p text:style-name="P1"/>
      <text:p text:style-name="P4"><text:span text:style-name="Source_20_Text">// A mesma verificação usando um operador ternário</text:span></text:p>
      <text:p text:style-name="P4"><text:span text:style-name="Source_20_Text">console.log(caixa1.children.length &gt; 0 ? 'Possui filhos' : 'Não possui filhos');</text:span></text:p>
      <text:p text:style-name="P4"/>
      <text:p text:style-name="P4"><text:span text:style-name="Source_20_Text">// Testando com um elemento sem filhos elementos (o primeiro curso)</text:span></text:p>
      <text:p text:style-name="P4"><text:span text:style-name="Source_20_Text">const primeiroCurso = document.querySelector('.curso'); // Supondo que a div tenha a classe 'curso'</text:span></text:p>
      <text:p text:style-name="P4"><text:span text:style-name="Source_20_Text"/></text:p>
      <text:p text:style-name="P4"><text:span text:style-name="Source_20_Text">console.log(primeiroCurso.children.length &gt; 0 ? 'Possui filhos' : 'Não possui filhos'); // Retorna: Não possui filhos</text:span></text:p>
      <text:p text:style-name="P1"/>
      <text:p text:style-name="P1"><text:tab/>Após aprender a verificar com segurança a existência de filhos, o próximo passo lógico é aprender como acessá-los e modificá-los diretamente.</text:p>
      <text:p text:style-name="P1"/>
      <text:h text:style-name="Heading_20_1" text:outline-level="1">Acessando e Modificando Elementos Filhos Diretamente</text:h>
      <text:p text:style-name="Text_20_body"/>
      <text:p text:style-name="P1"><text:tab/>A capacidade de selecionar e alterar elementos filhos específicos é a base para a maioria das interações dinâmicas em uma página. Seja para atualizar conteúdo, aplicar estilos em resposta a uma ação ou alterar a estrutura da página, a manipulação direta dos filhos é uma habilidade essencial para qualquer desenvolvedor <text:span text:style-name="T5">front-end</text:span>.</text:p>
      <text:h text:style-name="Heading_20_2" text:outline-level="2"><text:soft-page-break/>Modificando o Primeiro Elemento Filho</text:h>
      <text:p text:style-name="P6"/>
      <text:p text:style-name="P1"><text:tab/>Para acessar o primeiro filho de um elemento, é crucial distinguir entre as propriedades <text:span text:style-name="Source_20_Text">firstChild</text:span> e <text:span text:style-name="Source_20_Text">firstElementChild</text:span>.</text:p>
      <text:list text:style-name="L1">
        <text:list-item>
          <text:p text:style-name="P8"><text:span text:style-name="Source_20_Text">firstChild</text:span> pode retornar qualquer tipo de nó, incluindo um nó de texto indesejado.</text:p>
        </text:list-item>
        <text:list-item>
          <text:p text:style-name="P8"><text:span text:style-name="Source_20_Text">firstElementChild</text:span> garante o retorno do primeiro filho que é, de fato, um elemento HTML.</text:p>
        </text:list-item>
      </text:list>
      <text:p text:style-name="P1"><text:tab/>Com <text:span text:style-name="Source_20_Text">firstElementChild</text:span>, podemos selecionar o elemento com segurança e, em seguida, manipular suas propriedades, como o <text:span text:style-name="Source_20_Text">innerHTML</text:span>. Isso é fundamental para tarefas como atualizar uma mensagem de <text:span text:style-name="T5">status</text:span>, exibir o primeiro item em uma lista dinâmica ou alterar um cabeçalho com base na entrada do usuário.</text:p>
      <text:p text:style-name="P1"/>
      <text:p text:style-name="P4"><text:span text:style-name="Source_20_Text">// Primeiro, verificamos o que 'firstChild' retorna (provavelmente um nó de texto)</text:span></text:p>
      <text:p text:style-name="P4"><text:span text:style-name="Source_20_Text">console.log(caixa1.firstChild);</text:span></text:p>
      <text:p text:style-name="P4"/>
      <text:p text:style-name="P4"><text:span text:style-name="Source_20_Text">// Em seguida, usamos 'firstElementChild' para pegar o elemento DIV e mudar seu conteúdo</text:span></text:p>
      <text:p text:style-name="P4"><text:span text:style-name="Source_20_Text">caixa1.firstElementChild.innerHTML = 'Teste';</text:span></text:p>
      <text:h text:style-name="P9" text:outline-level="3" text:is-list-header="true"/>
      <text:h text:style-name="Heading_20_2" text:outline-level="2">Modificando Filhos por Posição (Índice)</text:h>
      <text:p text:style-name="Text_20_body"/>
      <text:p text:style-name="P1"><text:tab/>A coleção <text:span text:style-name="Source_20_Text">children</text:span> se comporta de maneira semelhante a um <text:span text:style-name="T5">array</text:span>, permitindo o acesso a elementos filhos específicos através de seus índices (começando em 0). Isso nos dá um controle granular para modificar qualquer elemento dentro de um contêiner pai. Acessar elementos por índice é crucial para gerenciar conteúdo ordenado, como destacar uma etapa específica em um conjunto de instruções, estilizar uma imagem ativa em uma galeria ou modificar uma linha específica em uma tabela de dados. No exemplo abaixo, acessamos o segundo elemento filho (índice <text:span text:style-name="Source_20_Text">1</text:span>) da <text:span text:style-name="Source_20_Text">div</text:span> <text:span text:style-name="Source_20_Text">caixa1</text:span> e alteramos seu conteúdo.</text:p>
      <text:p text:style-name="P1"/>
      <text:p text:style-name="P4"><text:span text:style-name="Source_20_Text">// Acessando o segundo elemento da coleção de filhos (índice 1) e alterando seu texto.</text:span></text:p>
      <text:p text:style-name="P4"><text:span text:style-name="Source_20_Text"/></text:p>
      <text:p text:style-name="P4"><text:span text:style-name="Source_20_Text">caixa1.children[1].innerHTML = 'Teste';</text:span></text:p>
      <text:p text:style-name="P10"/>
      <text:p text:style-name="P11"><text:soft-page-break/><text:span text:style-name="T3">Atenção:</text:span><text:span text:style-name="T4"> Lembre-se que acessar por índice (</text:span><text:span text:style-name="Source_20_Text"><text:span text:style-name="T4">children[1]</text:span></text:span><text:span text:style-name="T4">) é eficaz, mas pode ser frágil. Se outros elementos forem adicionados ou removidos dinamicamente antes do seu alvo, o índice mudará. Para lógicas mais robustas, considere selecionar elementos por classes ou IDs sempre que possível.</text:span></text:p>
      <text:p text:style-name="P1"/>
      <text:p text:style-name="P1"><text:tab/>A manipulação não se limita a descer na árvore DOM (para os filhos), mas também envolve a navegação para cima, em direção aos pais e ancestrais.</text:p>
      <text:p text:style-name="P1"/>
      <text:h text:style-name="Heading_20_1" text:outline-level="1">Navegando na Árvore DOM: Acessando Pais e Ancestrais</text:h>
      <text:p text:style-name="P6"/>
      <text:p text:style-name="P1"><text:tab/>A navegação "vertical ascendente" na árvore DOM é uma técnica poderosa. Frequentemente, uma ação em um elemento profundamente aninhado precisa acionar uma mudança em um de seus contêineres pais. Compreender como usar as propriedades <text:span text:style-name="Source_20_Text">parentNode</text:span> e <text:span text:style-name="Source_20_Text">parentElement</text:span> é, portanto, essencial para implementar uma lógica de aplicação complexa e coesa.</text:p>
      <text:p text:style-name="P1"/>
      <text:h text:style-name="Heading_20_2" text:outline-level="2">A Estrutura de Exemplo</text:h>
      <text:p text:style-name="P6"/>
      <text:p text:style-name="P1">Para ilustrar a navegação ascendente, consideraremos a seguinte estrutura HTML aninhada, onde múltiplos <text:span text:style-name="Source_20_Text">divs</text:span> estão contidos uns nos outros:</text:p>
      <text:p text:style-name="P1"/>
      <text:p text:style-name="P12"><text:span text:style-name="Source_20_Text">div#caixa1</text:span></text:p>
      <text:p text:style-name="P13">... <text:span text:style-name="Source_20_Text">div#c1_1</text:span></text:p>
      <text:p text:style-name="P13"><text:span text:style-name="Source_20_Text">div#c1_2</text:span></text:p>
      <text:p text:style-name="P13"><text:span text:style-name="Source_20_Text">div.curso</text:span> (HTML) …</text:p>
      <text:p text:style-name="P1"/>
      <text:h text:style-name="Heading_20_2" text:outline-level="2">Encontrando o Pai Imediato</text:h>
      <text:p text:style-name="P6"/>
      <text:p text:style-name="P1"><text:tab/>As propriedades <text:span text:style-name="Source_20_Text">parentNode</text:span> e <text:span text:style-name="Source_20_Text">parentElement</text:span> são utilizadas para acessar o contêiner direto de um elemento. Ambas geralmente retornam o mesmo elemento pai, permitindo-nos "subir" um nível na hierarquia do DOM.</text:p>
      <text:p text:style-name="P1"/>
      <text:p text:style-name="P7"><text:span text:style-name="T3">Nota de especialista:</text:span><text:span text:style-name="T4"> Embora </text:span><text:span text:style-name="Source_20_Text"><text:span text:style-name="T4">parentNode</text:span></text:span><text:span text:style-name="T4"> e </text:span><text:span text:style-name="Source_20_Text"><text:span text:style-name="T4">parentElement</text:span></text:span><text:span text:style-name="T4"> geralmente retornem o mesmo elemento, há uma diferença sutil. </text:span><text:span text:style-name="Source_20_Text"><text:span text:style-name="T4">parentElement</text:span></text:span><text:span text:style-name="T4"> retornará </text:span><text:span text:style-name="Source_20_Text"><text:span text:style-name="T4">null</text:span></text:span><text:span text:style-name="T4"> se o pai não for um nó de elemento (como o pai do nó raiz </text:span><text:span text:style-name="Source_20_Text"><text:span text:style-name="T4">&lt;html&gt;</text:span></text:span><text:span text:style-name="T4">), enquanto </text:span><text:span text:style-name="Source_20_Text"><text:span text:style-name="T4">parentNode</text:span></text:span><text:span text:style-name="T4"> retornaria o nó </text:span><text:span text:style-name="Source_20_Text"><text:span text:style-name="T4">#document</text:span></text:span><text:span text:style-name="T4">. Para a maioria dos casos práticos, eles são intercambiáveis.</text:span></text:p>
      <text:p text:style-name="P1"/>
      <text:p text:style-name="P1"/>
      <text:p text:style-name="P4"><text:soft-page-break/><text:span text:style-name="Source_20_Text">// Selecionando o elemento mais interno</text:span></text:p>
      <text:p text:style-name="P4"><text:span text:style-name="Source_20_Text">const c1_2 = document.querySelector("#c1_2");</text:span></text:p>
      <text:p text:style-name="P4"/>
      <text:p text:style-name="P4"><text:span text:style-name="Source_20_Text">// Acessando e exibindo o pai direto (a div c1_1)</text:span></text:p>
      <text:p text:style-name="P4"><text:span text:style-name="Source_20_Text">console.log(c1_2.parentNode);</text:span></text:p>
      <text:h text:style-name="P5" text:outline-level="3" text:is-list-header="true"/>
      <text:h text:style-name="Heading_20_2" text:outline-level="2">Escalando a Árvore: O Conceito de "Avô"</text:h>
      <text:p text:style-name="Text_20_body"/>
      <text:p text:style-name="P1"><text:tab/>A navegação pode ser encadeada para subir múltiplos níveis na árvore DOM. Ao aplicar <text:span text:style-name="Source_20_Text">parentNode</text:span> ao resultado de um <text:span text:style-name="Source_20_Text">parentNode</text:span> anterior, podemos acessar o "avô" do elemento original, ou qualquer ancestral, continuando o encadeamento.</text:p>
      <text:p text:style-name="P1"/>
      <text:p text:style-name="P4"><text:span text:style-name="Source_20_Text">// Encadeando 'parentNode' para chegar ao "avô" (a div caixa1)</text:span></text:p>
      <text:p text:style-name="P4"><text:span text:style-name="Source_20_Text">console.log(c1_2.parentNode.parentNode);</text:span></text:p>
      <text:p text:style-name="P1"/>
      <text:p text:style-name="P1"><text:tab/>Ao dominar a navegação para cima e para baixo, é possível combinar ambas as técnicas para realizar seleções complexas e poderosas.</text:p>
      <text:p text:style-name="P1"/>
      <text:h text:style-name="Heading_20_1" text:outline-level="1">Combinando Estratégias: Saltando Entre Ramos da Árvore DOM</text:h>
      <text:p text:style-name="P6"/>
      <text:p text:style-name="P14"><text:tab/>O verdadeiro poder da manipulação do DOM é revelado quando combinamos a navegação ascendente (<text:span text:style-name="Source_20_Text">parentNode</text:span>) com a navegação descendente (<text:span text:style-name="Source_20_Text">children</text:span>). Essa combinação permite que um <text:span text:style-name="T5">script</text:span> "salte" de um ponto da árvore DOM para um ramo completamente diferente, possibilitando interações complexas entre elementos que não possuem uma relação direta de pai e filho.</text:p>
      <text:p text:style-name="P14"><text:tab/>Imagine o seguinte cenário: a partir do elemento mais interno (<text:span text:style-name="Source_20_Text">c1_2</text:span>), nosso objetivo é selecionar um elemento em um ramo vizinho — especificamente, o quinto curso, que é filho direto do "avô" <text:span text:style-name="Source_20_Text">caixa1</text:span>. A solução envolve uma instrução encadeada que segue uma lógica clara:</text:p>
      <text:list text:style-name="L2">
        <text:list-item>
          <text:p text:style-name="P15">Comece no elemento de referência (<text:span text:style-name="Source_20_Text">c1_2</text:span>).</text:p>
        </text:list-item>
        <text:list-item>
          <text:p text:style-name="P15">Suba um nível para o pai (usando <text:span text:style-name="Source_20_Text">.parentNode</text:span>).</text:p>
        </text:list-item>
        <text:list-item>
          <text:p text:style-name="P15">Suba mais um nível para o avô (encadeando <text:span text:style-name="Source_20_Text">.parentNode.parentNode</text:span>).</text:p>
        </text:list-item>
        <text:list-item>
          <text:p text:style-name="P15">A partir do avô, acesse sua coleção de filhos (com <text:span text:style-name="Source_20_Text">.children</text:span>).</text:p>
        </text:list-item>
        <text:list-item>
          <text:p text:style-name="P15">Finalmente, selecione o elemento desejado por seu índice (acessando <text:span text:style-name="Source_20_Text">[4]</text:span>).</text:p>
        </text:list-item>
      </text:list>
      <text:p text:style-name="P1"><text:tab/>O código final executa essa operação complexa de forma elegante em uma única linha.</text:p>
      <text:p text:style-name="P4"><text:soft-page-break/><text:span text:style-name="Source_20_Text">// Navegação combinada: subir dois níveis e depois descer para um filho específico</text:span></text:p>
      <text:p text:style-name="P4"><text:span text:style-name="Source_20_Text">const c1_2 = document.querySelector("#c1_2");</text:span></text:p>
      <text:p text:style-name="P4"><text:span text:style-name="Source_20_Text">const reactElement = c1_2.parentNode.parentNode.children[4];</text:span></text:p>
      <text:p text:style-name="P4"/>
      <text:p text:style-name="P4"><text:span text:style-name="Source_20_Text">console.log(reactElement); // Exibe o elemento do curso "React"</text:span></text:p>
      <text:p text:style-name="P1"/>
      <text:p text:style-name="P1"><text:tab/>Além de navegar e modificar elementos existentes, um próximo passo crucial no domínio do DOM é aprender a criar e adicionar novos elementos dinamicamente à página.</text:p>
      <text:p text:style-name="P1"/>
      <text:h text:style-name="Heading_20_1" text:outline-level="1">Conclusão</text:h>
      <text:p text:style-name="P6"/>
      <text:p text:style-name="P1"><text:tab/>Dominar a navegação e a manipulação do DOM é uma competência indispensável para o desenvolvimento web moderno. Neste guia, abordamos técnicas essenciais, incluindo a verificação precisa da existência de filhos com <text:span text:style-name="Source_20_Text">children.length</text:span>, a modificação de elementos específicos usando <text:span text:style-name="Source_20_Text">firstElementChild</text:span> e índices, e a navegação fluida pela árvore DOM com <text:span text:style-name="Source_20_Text">parentNode</text:span> e o poderoso encadeamento de propriedades. Essas habilidades formam a base para a criação de interfaces de usuário ricas e responsivas. A próxima etapa de aprendizado, conforme sugerido no vídeo de referência, é avançar da manipulação para a criação, explorando como gerar e anexar novos elementos dinamicamente à árvore DOM.</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_32_0_20_Percent" draw:display-name="20 Percent" xlink:href="Pictures/10000000000000080000000889DAE7A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indent="0cm" style:auto-text-indent="fals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line-height="150%"/>
      <style:text-properties fo:text-transform="uppercase" style:font-name="Liberation Serif3" fo:font-family="'Liberation Serif'" style:font-style-name="Negrito"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line-height="150%"/>
      <style:text-properties style:font-name="Liberation Serif3" fo:font-family="'Liberation Serif'" style:font-style-name="Negrito"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fo:line-height="150%"/>
      <style:text-properties style:font-name="Liberation Serif2" fo:font-family="'Liberation Serif'" style:font-style-name="Itálico Negrito"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cm" fo:margin-bottom="0cm" style:contextual-spacing="false" fo:line-height="150%"/>
      <style:text-properties style:font-name="Liberation Serif1" fo:font-family="'Liberation Serif'" style:font-style-name="Itálico" style:font-family-generic="roman" style:font-pitch="variable"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cm" fo:margin-bottom="0cm" style:contextual-spacing="false" fo:line-height="150%"/>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fo:line-height="150%" fo:text-align="justify" style:justify-single-word="false" fo:padding="0.45cm" fo:border="0.06pt solid #000000" style:shadow="#808080 0.15cm 0.15cm"/>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loext:graphic-properties draw:fill="bitmap" draw:fill-color="#000000" draw:fill-image-name="_32_0_20_Percent" style:repeat="repeat"/>
      <style:paragraph-properties fo:margin-top="0cm" fo:margin-bottom="0cm" style:contextual-spacing="false" fo:text-align="center" style:justify-single-word="false" fo:padding="0.45cm" fo:border="0.06pt solid #000000" style:shadow="#808080 0.176cm 0.176cm">
        <style:background-image xlink:href="Pictures/10000000000000080000000889DAE7A4.png" xlink:type="simple" xlink:actuate="onLoad"/>
      </style:paragraph-properties>
      <style:text-properties fo:font-variant="normal" fo:text-transform="none" style:font-name="Liberation Serif3" fo:font-family="'Liberation Serif'" style:font-style-name="Negrito" style:font-family-generic="roman" style:font-pitch="variable" fo:font-size="2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002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text-indent="0cm" style:auto-text-indent="false">
        <style:tab-stops>
          <style:tab-stop style:position="17.503cm" style:type="right" style:leader-style="dotted" style:leader-text="."/>
        </style:tab-stops>
      </style:paragraph-properties>
      <style:text-properties fo:font-style="normal" fo:font-weight="bold"/>
    </style:style>
    <style:style style:name="Contents_20_3" style:display-name="Contents 3" style:family="paragraph" style:parent-style-name="Index" style:class="index">
      <style:paragraph-properties fo:margin-left="0cm" fo:text-indent="0cm" style:auto-text-indent="false">
        <style:tab-stops>
          <style:tab-stop style:position="17.002cm" style:type="right" style:leader-style="dotted" style:leader-text="."/>
        </style:tab-stops>
      </style:paragraph-properties>
      <style:text-properties fo:font-style="italic"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space"/>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Numbering_20_Symbols" loext:num-list-format="%2%.%3%.%4%.%5%.%6%." style:num-suffix="." style:num-format="1" text:display-levels="5">
        <style:list-level-properties text:list-level-position-and-space-mode="label-alignment">
          <style:list-level-label-alignment text:label-followed-by="space"/>
        </style:list-level-properties>
      </text:outline-level-style>
      <text:outline-level-style text:level="7" text:style-name="Numbering_20_Symbols" loext:num-list-format="%3%.%4%.%5%.%6%.%7%." style:num-suffix="." style:num-format="1" text:display-levels="5">
        <style:list-level-properties text:list-level-position-and-space-mode="label-alignment">
          <style:list-level-label-alignment text:label-followed-by="space"/>
        </style:list-level-properties>
      </text:outline-level-style>
      <text:outline-level-style text:level="8" text:style-name="Numbering_20_Symbols" loext:num-list-format="%4%.%5%.%6%.%7%.%8%." style:num-suffix="." style:num-format="1" text:display-levels="5">
        <style:list-level-properties text:list-level-position-and-space-mode="label-alignment">
          <style:list-level-label-alignment text:label-followed-by="space"/>
        </style:list-level-properties>
      </text:outline-level-style>
      <text:outline-level-style text:level="9" text:style-name="Numbering_20_Symbols" loext:num-list-format="%5%.%6%.%7%.%8%.%9%." style:num-suffix="." style:num-format="1" text:display-levels="5">
        <style:list-level-properties text:list-level-position-and-space-mode="label-alignment">
          <style:list-level-label-alignment text:label-followed-by="space"/>
        </style:list-level-properties>
      </text:outline-level-style>
      <text:outline-level-style text:level="10" text:style-name="Numbering_20_Symbols" loext:num-list-format="%6%.%7%.%8%.%9%.%10%." style:num-suffix="." style:num-format="1" text:display-levels="5">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2T11:20:06.595167952</meta:creation-date>
    <meta:print-date>2026-01-19T11:48:35.065235612</meta:print-date>
    <meta:printed-by>Arquivos PDF</meta:printed-by>
    <dc:date>2026-01-19T11:48:37.023461655</dc:date>
    <meta:editing-duration>PT2H30M49S</meta:editing-duration>
    <meta:editing-cycles>9</meta:editing-cycles>
    <meta:generator>LibreOffice/25.8.4.2$Linux_X86_64 LibreOffice_project/290daaa01b999472f0c7a3890eb6a550fd74c6df</meta:generator>
    <meta:document-statistic meta:table-count="0" meta:image-count="0" meta:object-count="0" meta:page-count="6" meta:paragraph-count="79" meta:word-count="1412" meta:character-count="9443" meta:non-whitespace-character-count="8102"/>
  </office:meta>
</office:document-meta>
</file>